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top" draw:auto-grow-height="false" fo:padding-top="0.179cm" fo:padding-bottom="0.179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bottom" draw:auto-grow-height="false" fo:padding-top="0.179cm" fo:padding-bottom="0.179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 fo:font-weight="normal" style:font-weight-asian="normal" style:font-weight-complex="normal"/>
    </style:style>
    <style:style style:name="T1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286cm" svg:x="8.355cm" svg:y="9.636cm">
          <text:p text:style-name="P1">Version<text:line-break/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699cm" svg:height="2.286cm" svg:x="9.892cm" svg:y="4.091cm">
          <text:p text:style-name="P1">Edi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4.699cm" svg:height="2.286cm" svg:x="11.649cm" svg:y="13.611cm">
          <text:p text:style-name="P1">Status<text:line-break/>(select on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699cm" svg:height="2.286cm" svg:x="18.752cm" svg:y="3.723cm">
          <text:p text:style-name="P1">pu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699cm" svg:height="2.286cm" svg:x="19.552cm" svg:y="7.959cm">
          <text:p text:style-name="P1">edit/draf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699cm" svg:height="2.286cm" svg:x="19.552cm" svg:y="10.595cm">
          <text:p text:style-name="P1">in 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699cm" svg:height="2.286cm" svg:x="19.552cm" svg:y="13.231cm">
          <text:p text:style-name="P1">embargo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99cm" svg:height="2.286cm" svg:x="2.04cm" svg:y="2.364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4.699cm" svg:height="2.286cm" svg:x="2.848cm" svg:y="13.057cm">
          <text:p text:style-name="P1"><text:span text:style-name="T1">Identity</text:span><text:span text:style-name="T1"><text:line-break/></text:span><text:span text:style-name="T1">Constel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699cm" svg:height="2.286cm" svg:x="18.752cm" svg:y="17.164cm">
          <text:p text:style-name="P1">(others?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366cm" svg:y1="11.588cm" svg:x2="12.337cm" svg:y2="13.945cm" draw:start-shape="id1" draw:start-glue-point="9" draw:end-shape="id2" draw:end-glue-point="5" svg:d="M12366 11588l-29 2357" svg:viewBox="0 0 30 2358">
          <text:p/>
        </draw:connector>
        <draw:connector draw:style-name="gr2" draw:text-style-name="P1" draw:layer="layout" draw:type="line" svg:x1="9.043cm" svg:y1="11.588cm" svg:x2="6.859cm" svg:y2="13.391cm" draw:start-shape="id1" draw:start-glue-point="7" draw:end-shape="id3" draw:end-glue-point="11" svg:d="M9043 11588l-2184 1803" svg:viewBox="0 0 2185 1804">
          <text:p/>
        </draw:connector>
        <draw:connector draw:style-name="gr2" draw:text-style-name="P1" draw:layer="layout" draw:type="line" svg:x1="9.892cm" svg:y1="5.234cm" svg:x2="6.739cm" svg:y2="3.507cm" draw:start-shape="id4" draw:start-glue-point="6" draw:end-shape="id5" draw:end-glue-point="10" svg:d="M9892 5234l-3153-1727" svg:viewBox="0 0 3154 1728">
          <text:p/>
        </draw:connector>
        <draw:connector draw:style-name="gr2" draw:text-style-name="P1" draw:layer="layout" draw:type="line" svg:x1="10.705cm" svg:y1="9.636cm" svg:x2="12.242cm" svg:y2="6.377cm" draw:start-shape="id1" draw:start-glue-point="4" draw:end-shape="id4" draw:end-glue-point="8" svg:d="M10705 9636l1537-3259" svg:viewBox="0 0 1538 3260">
          <text:p/>
        </draw:connector>
        <draw:connector draw:style-name="gr2" draw:text-style-name="P1" draw:layer="layout" draw:type="curve" svg:x1="16.348cm" svg:y1="14.754cm" svg:x2="18.752cm" svg:y2="4.866cm" draw:start-shape="id2" draw:start-glue-point="10" draw:end-shape="id6" draw:end-glue-point="6" svg:d="M16348 14754c1803 0 601-9888 2404-9888" svg:viewBox="0 0 2405 9889">
          <text:p/>
        </draw:connector>
        <draw:connector draw:style-name="gr2" draw:text-style-name="P1" draw:layer="layout" draw:type="curve" svg:x1="16.348cm" svg:y1="14.754cm" svg:x2="19.552cm" svg:y2="9.102cm" draw:start-shape="id2" draw:start-glue-point="10" draw:end-shape="id7" draw:end-glue-point="6" svg:d="M16348 14754c2403 0 801-5652 3204-5652" svg:viewBox="0 0 3205 5653">
          <text:p/>
        </draw:connector>
        <draw:connector draw:style-name="gr2" draw:text-style-name="P1" draw:layer="layout" draw:type="curve" svg:x1="16.348cm" svg:y1="14.754cm" svg:x2="19.552cm" svg:y2="11.738cm" draw:start-shape="id2" draw:start-glue-point="10" draw:end-shape="id8" draw:end-glue-point="6" svg:d="M16348 14754c2403 0 801-3016 3204-3016" svg:viewBox="0 0 3205 3017">
          <text:p/>
        </draw:connector>
        <draw:connector draw:style-name="gr2" draw:text-style-name="P1" draw:layer="layout" draw:type="curve" svg:x1="16.348cm" svg:y1="14.754cm" svg:x2="19.552cm" svg:y2="14.374cm" draw:start-shape="id2" draw:start-glue-point="10" draw:end-shape="id9" svg:d="M16348 14754c2403 0 801-380 3204-380" svg:viewBox="0 0 3205 381">
          <text:p/>
        </draw:connector>
        <draw:connector draw:style-name="gr2" draw:text-style-name="P1" draw:layer="layout" draw:type="curve" svg:x1="16.348cm" svg:y1="14.754cm" svg:x2="18.752cm" svg:y2="18.307cm" draw:start-shape="id2" draw:start-glue-point="10" draw:end-shape="id10" draw:end-glue-point="6" svg:d="M16348 14754c1803 0 601 3553 2404 3553" svg:viewBox="0 0 2405 3554">
          <text:p/>
        </draw:connector>
        <draw:custom-shape draw:style-name="gr3" draw:text-style-name="P1" draw:layer="layout" svg:width="7.62cm" svg:height="9.906cm" svg:x="18.78cm" svg:y="6.715cm">
          <text:p text:style-name="P1">Lock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48cm" svg:height="7.874cm" svg:x="1.254cm" svg:y="1.254cm">
          <text:p text:style-name="P1">Owned-b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699cm" svg:height="2.286cm" svg:x="2.04cm" svg:y="5.153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9.892cm" svg:y1="5.234cm" svg:x2="6.739cm" svg:y2="6.296cm" draw:start-shape="id4" draw:start-glue-point="6" draw:end-shape="id11" draw:end-glue-point="10" svg:d="M9892 5234l-3153 1062" svg:viewBox="0 0 3154 1063">
          <text:p/>
        </draw:connector>
        <draw:custom-shape draw:style-name="gr4" draw:text-style-name="P1" draw:layer="layout" svg:width="5.461cm" svg:height="6.731cm" svg:x="1.789cm" svg:y="2.016cm">
          <text:p text:style-name="P1">(select one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2:01:21.907662000</meta:creation-date>
    <dc:date>2015-10-27T12:52:26.668090000</dc:date>
    <meta:editing-duration>PT16M5S</meta:editing-duration>
    <meta:editing-cycles>5</meta:editing-cycles>
    <meta:generator>LibreOffice/4.2.6.3$MacOSX_x86 LibreOffice_project/3fd416d4c6db7d3204c17ce57a1d70f6e531ee21</meta:generator>
    <meta:document-statistic meta:object-count="24"/>
  </office:meta>
</office:document-meta>
</file>